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929in" svg:y="0.0394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74.7877" calcext:value-type="float">
            <text:p>74.787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09713" calcext:value-type="float">
            <text:p>2.0971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72142" calcext:value-type="float">
            <text:p>6.7214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2919" calcext:value-type="float">
            <text:p>6.291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1405" calcext:value-type="float">
            <text:p>0.3140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7864" calcext:value-type="float">
            <text:p>1.3786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8"/>
          <table:table-cell table:style-name="ce1" table:formula="of:=AVERAGE([.A1:.A250])" office:value-type="float" office:value="3.09377618393574" calcext:value-type="float">
            <text:p>3.0937761839</text:p>
          </table:table-cell>
        </table:table-row>
        <table:table-row table:style-name="ro1">
          <table:table-cell office:value-type="float" office:value="3.61597" calcext:value-type="float">
            <text:p>3.6159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84701" calcext:value-type="float">
            <text:p>1.8470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3138" calcext:value-type="float">
            <text:p>2.1313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5988" calcext:value-type="float">
            <text:p>1.598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29633" calcext:value-type="float">
            <text:p>4.2963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53568" calcext:value-type="float">
            <text:p>0.55356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27565" calcext:value-type="float">
            <text:p>3.2756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33782" calcext:value-type="float">
            <text:p>4.3378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9416" calcext:value-type="float">
            <text:p>2.394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55203" calcext:value-type="float">
            <text:p>6.5520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70373" calcext:value-type="float">
            <text:p>6.703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28964" calcext:value-type="float">
            <text:p>4.2896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33713" calcext:value-type="float">
            <text:p>4.3371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65996" calcext:value-type="float">
            <text:p>3.6599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7531" calcext:value-type="float">
            <text:p>2.175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29953" calcext:value-type="float">
            <text:p>0.92995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3033" calcext:value-type="float">
            <text:p>1.3303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838" calcext:value-type="float">
            <text:p>0.983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41335" calcext:value-type="float">
            <text:p>3.4133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0.4013" calcext:value-type="float">
            <text:p>10.401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150867" calcext:value-type="float">
            <text:p>0.15086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9599" calcext:value-type="float">
            <text:p>1.6959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69594" calcext:value-type="float">
            <text:p>3.6959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7432" calcext:value-type="float">
            <text:p>2.3743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08323" calcext:value-type="float">
            <text:p>1.0832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1031" calcext:value-type="float">
            <text:p>1.710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709325" calcext:value-type="float">
            <text:p>0.70932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14589" calcext:value-type="float">
            <text:p>4.1458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7892" calcext:value-type="float">
            <text:p>1.7789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25696" calcext:value-type="float">
            <text:p>3.2569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63989" calcext:value-type="float">
            <text:p>0.86398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655074" calcext:value-type="float">
            <text:p>0.65507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171548" calcext:value-type="float">
            <text:p>0.17154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728814" calcext:value-type="float">
            <text:p>0.72881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09824" calcext:value-type="float">
            <text:p>4.0982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3428" calcext:value-type="float">
            <text:p>0.3342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0365" calcext:value-type="float">
            <text:p>2.3036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79729" calcext:value-type="float">
            <text:p>0.57972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0558" calcext:value-type="float">
            <text:p>1.05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58742" calcext:value-type="float">
            <text:p>2.5874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7.19591" calcext:value-type="float">
            <text:p>7.195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59739" calcext:value-type="float">
            <text:p>2.597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92512" calcext:value-type="float">
            <text:p>4.9251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9.5624" calcext:value-type="float">
            <text:p>9.562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22712" calcext:value-type="float">
            <text:p>4.2271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71715" calcext:value-type="float">
            <text:p>2.7171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2239" calcext:value-type="float">
            <text:p>2.122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529" calcext:value-type="float">
            <text:p>1.352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772405" calcext:value-type="float">
            <text:p>0.77240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5482" calcext:value-type="float">
            <text:p>1.3548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42177" calcext:value-type="float">
            <text:p>3.4217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7.44558" calcext:value-type="float">
            <text:p>7.445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46026" calcext:value-type="float">
            <text:p>1.4602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7028" calcext:value-type="float">
            <text:p>1.9702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76375" calcext:value-type="float">
            <text:p>0.27637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18622" calcext:value-type="float">
            <text:p>6.1862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25843" calcext:value-type="float">
            <text:p>6.2584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88196" calcext:value-type="float">
            <text:p>1.8819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41225" calcext:value-type="float">
            <text:p>2.4122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48366" calcext:value-type="float">
            <text:p>6.4836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1573" calcext:value-type="float">
            <text:p>1.915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9352" calcext:value-type="float">
            <text:p>2.935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2477" calcext:value-type="float">
            <text:p>3.247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0.0966" calcext:value-type="float">
            <text:p>10.096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18241" calcext:value-type="float">
            <text:p>3.1824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56939" calcext:value-type="float">
            <text:p>5.569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28447" calcext:value-type="float">
            <text:p>2.2844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1553" calcext:value-type="float">
            <text:p>1.3155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90795" calcext:value-type="float">
            <text:p>0.29079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2573" calcext:value-type="float">
            <text:p>1.925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1689" calcext:value-type="float">
            <text:p>1.9168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58003" calcext:value-type="float">
            <text:p>2.5800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97127" calcext:value-type="float">
            <text:p>0.89712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04929" calcext:value-type="float">
            <text:p>1.0492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07091" calcext:value-type="float">
            <text:p>4.070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76742" calcext:value-type="float">
            <text:p>5.7674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93915" calcext:value-type="float">
            <text:p>0.99391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9298" calcext:value-type="float">
            <text:p>1.7929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55059" calcext:value-type="float">
            <text:p>1.5505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63924" calcext:value-type="float">
            <text:p>4.6392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185205" calcext:value-type="float">
            <text:p>0.18520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55863" calcext:value-type="float">
            <text:p>3.5586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13958" calcext:value-type="float">
            <text:p>0.2139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47239" calcext:value-type="float">
            <text:p>0.4472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83491" calcext:value-type="float">
            <text:p>2.834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9013" calcext:value-type="float">
            <text:p>1.9901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4886" calcext:value-type="float">
            <text:p>1.7488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72147" calcext:value-type="float">
            <text:p>4.7214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4444" calcext:value-type="float">
            <text:p>1.444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8361" calcext:value-type="float">
            <text:p>1.3836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97979" calcext:value-type="float">
            <text:p>6.9797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45232" calcext:value-type="float">
            <text:p>3.4523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8286" calcext:value-type="float">
            <text:p>2.3828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97293" calcext:value-type="float">
            <text:p>2.9729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249" calcext:value-type="float">
            <text:p>2.24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92278" calcext:value-type="float">
            <text:p>4.9227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96076" calcext:value-type="float">
            <text:p>0.89607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4608" calcext:value-type="float">
            <text:p>2.3460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95074" calcext:value-type="float">
            <text:p>0.89507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22051" calcext:value-type="float">
            <text:p>2.2205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8929" calcext:value-type="float">
            <text:p>1.9892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06643" calcext:value-type="float">
            <text:p>3.0664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34651" calcext:value-type="float">
            <text:p>0.83465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2487" calcext:value-type="float">
            <text:p>1.248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70388" calcext:value-type="float">
            <text:p>3.7038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71928" calcext:value-type="float">
            <text:p>3.7192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62145" calcext:value-type="float">
            <text:p>2.6214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2434" calcext:value-type="float">
            <text:p>2.3243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9839" calcext:value-type="float">
            <text:p>1.698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93985" calcext:value-type="float">
            <text:p>0.49398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48127" calcext:value-type="float">
            <text:p>2.4812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83147" calcext:value-type="float">
            <text:p>1.8314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65873" calcext:value-type="float">
            <text:p>2.658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52947" calcext:value-type="float">
            <text:p>5.5294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06349" calcext:value-type="float">
            <text:p>5.0634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3936" calcext:value-type="float">
            <text:p>1.9393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91511" calcext:value-type="float">
            <text:p>3.9151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31842" calcext:value-type="float">
            <text:p>3.3184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3507" calcext:value-type="float">
            <text:p>1.9350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22367" calcext:value-type="float">
            <text:p>0.42236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2801" calcext:value-type="float">
            <text:p>1.9280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978" calcext:value-type="float">
            <text:p>1.397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98827" calcext:value-type="float">
            <text:p>3.9882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79777" calcext:value-type="float">
            <text:p>0.57977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90479" calcext:value-type="float">
            <text:p>0.29047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72126" calcext:value-type="float">
            <text:p>3.7212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08919" calcext:value-type="float">
            <text:p>0.30891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2086" calcext:value-type="float">
            <text:p>1.208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334" calcext:value-type="float">
            <text:p>5.33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89462" calcext:value-type="float">
            <text:p>5.8946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76516" calcext:value-type="float">
            <text:p>3.765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18075" calcext:value-type="float">
            <text:p>5.1807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95913" calcext:value-type="float">
            <text:p>2.9591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60059" calcext:value-type="float">
            <text:p>3.6005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92138" calcext:value-type="float">
            <text:p>2.9213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12246" calcext:value-type="float">
            <text:p>0.91224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3979" calcext:value-type="float">
            <text:p>0.3397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52014" calcext:value-type="float">
            <text:p>4.5201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38704" calcext:value-type="float">
            <text:p>0.43870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26181" calcext:value-type="float">
            <text:p>0.42618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43803" calcext:value-type="float">
            <text:p>2.4380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79728" calcext:value-type="float">
            <text:p>3.7972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99233" calcext:value-type="float">
            <text:p>0.29923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0741" calcext:value-type="float">
            <text:p>6.074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18649" calcext:value-type="float">
            <text:p>0.91864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7.06218" calcext:value-type="float">
            <text:p>7.0621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91924" calcext:value-type="float">
            <text:p>0.99192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6498" calcext:value-type="float">
            <text:p>1.7649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22953" calcext:value-type="float">
            <text:p>1.2295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2646" calcext:value-type="float">
            <text:p>1.7264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986" calcext:value-type="float">
            <text:p>1.698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70961" calcext:value-type="float">
            <text:p>2.7096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52671" calcext:value-type="float">
            <text:p>1.5267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7474" calcext:value-type="float">
            <text:p>2.747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30716" calcext:value-type="float">
            <text:p>3.307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04029" calcext:value-type="float">
            <text:p>3.0402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98307" calcext:value-type="float">
            <text:p>0.29830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59798" calcext:value-type="float">
            <text:p>4.5979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2696" calcext:value-type="float">
            <text:p>2.1269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0343" calcext:value-type="float">
            <text:p>2.3034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09058" calcext:value-type="float">
            <text:p>5.090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8.05258" calcext:value-type="float">
            <text:p>8.052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8565" calcext:value-type="float">
            <text:p>1.6856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601373" calcext:value-type="float">
            <text:p>0.6013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1305" calcext:value-type="float">
            <text:p>1.7130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93748" calcext:value-type="float">
            <text:p>3.9374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02473" calcext:value-type="float">
            <text:p>1.024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86618" calcext:value-type="float">
            <text:p>4.8661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53016" calcext:value-type="float">
            <text:p>1.530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45973" calcext:value-type="float">
            <text:p>2.459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1603" calcext:value-type="float">
            <text:p>1.9160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35671" calcext:value-type="float">
            <text:p>6.3567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0959" calcext:value-type="float">
            <text:p>2.095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4974" calcext:value-type="float">
            <text:p>0.8497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10191" calcext:value-type="float">
            <text:p>3.101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2316" calcext:value-type="float">
            <text:p>2.1231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54983" calcext:value-type="float">
            <text:p>0.95498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92804" calcext:value-type="float">
            <text:p>1.9280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44808" calcext:value-type="float">
            <text:p>3.4480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00566" calcext:value-type="float">
            <text:p>0.30056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84035" calcext:value-type="float">
            <text:p>1.8403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27668" calcext:value-type="float">
            <text:p>1.2766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0883" calcext:value-type="float">
            <text:p>6.088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123346" calcext:value-type="float">
            <text:p>0.12334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1.4545" calcext:value-type="float">
            <text:p>11.454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27091" calcext:value-type="float">
            <text:p>3.270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09212" calcext:value-type="float">
            <text:p>0.20921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8437" calcext:value-type="float">
            <text:p>1.6843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21758" calcext:value-type="float">
            <text:p>1.217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01564" calcext:value-type="float">
            <text:p>2.0156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5797" calcext:value-type="float">
            <text:p>1.6579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19906" calcext:value-type="float">
            <text:p>5.1990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24545" calcext:value-type="float">
            <text:p>2.2454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74851" calcext:value-type="float">
            <text:p>2.7485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8745" calcext:value-type="float">
            <text:p>1.7874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73376" calcext:value-type="float">
            <text:p>6.7337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8.14333" calcext:value-type="float">
            <text:p>8.1433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98331" calcext:value-type="float">
            <text:p>0.3983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40819" calcext:value-type="float">
            <text:p>0.54081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17434" calcext:value-type="float">
            <text:p>3.1743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10889" calcext:value-type="float">
            <text:p>2.1088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13477" calcext:value-type="float">
            <text:p>1.1347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60445" calcext:value-type="float">
            <text:p>0.6044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9.03119" calcext:value-type="float">
            <text:p>9.0311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3197" calcext:value-type="float">
            <text:p>2.319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848294" calcext:value-type="float">
            <text:p>0.84829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3.07641" calcext:value-type="float">
            <text:p>3.0764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90875" calcext:value-type="float">
            <text:p>4.9087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1954" calcext:value-type="float">
            <text:p>1.6195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49658" calcext:value-type="float">
            <text:p>5.4965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1231" calcext:value-type="float">
            <text:p>1.712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65876" calcext:value-type="float">
            <text:p>2.6587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65648" calcext:value-type="float">
            <text:p>5.6564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53973" calcext:value-type="float">
            <text:p>1.539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80602" calcext:value-type="float">
            <text:p>5.8060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7764" calcext:value-type="float">
            <text:p>4.776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9204" calcext:value-type="float">
            <text:p>1.3920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934234" calcext:value-type="float">
            <text:p>0.93423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59706" calcext:value-type="float">
            <text:p>4.5970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72757" calcext:value-type="float">
            <text:p>1.7275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5.88644" calcext:value-type="float">
            <text:p>5.88644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93143" calcext:value-type="float">
            <text:p>2.9314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433455" calcext:value-type="float">
            <text:p>0.43345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0623928" calcext:value-type="float">
            <text:p>0.062392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22869" calcext:value-type="float">
            <text:p>0.52286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70607" calcext:value-type="float">
            <text:p>0.27060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7.59731" calcext:value-type="float">
            <text:p>7.597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71291" calcext:value-type="float">
            <text:p>6.7129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582185" calcext:value-type="float">
            <text:p>0.582185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68683" calcext:value-type="float">
            <text:p>1.6868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74727" calcext:value-type="float">
            <text:p>0.27472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19783" calcext:value-type="float">
            <text:p>1.1978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377697" calcext:value-type="float">
            <text:p>0.377697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70678" calcext:value-type="float">
            <text:p>2.7067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9.75086" calcext:value-type="float">
            <text:p>9.75086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0.243831" calcext:value-type="float">
            <text:p>0.2438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91831" calcext:value-type="float">
            <text:p>6.91831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4.02338" calcext:value-type="float">
            <text:p>4.02338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2.63509" calcext:value-type="float">
            <text:p>2.6350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6.53473" calcext:value-type="float">
            <text:p>6.53473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32339" calcext:value-type="float">
            <text:p>1.32339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  <table:table-row table:style-name="ro1">
          <table:table-cell office:value-type="float" office:value="1.8052" calcext:value-type="float">
            <text:p>1.8052</text:p>
          </table:table-cell>
          <table:table-cell table:formula="of:=7.8" office:value-type="float" office:value="7.8" calcext:value-type="float">
            <text:p>7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21:34.847987721</dc:date>
    <meta:document-statistic meta:table-count="1" meta:cell-count="49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877">
                <text:p>74.7877</text:p>
                <draw:g>
                  <svg:desc>Sheet1.A1:Sheet1.A249</svg:desc>
                </draw:g>
              </table:table-cell>
              <table:table-cell office:value-type="float" office:value="7.8">
                <text:p>7.8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9713">
                <text:p>2.097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2142">
                <text:p>6.721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919">
                <text:p>6.29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405">
                <text:p>0.314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864">
                <text:p>1.378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1597">
                <text:p>3.615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701">
                <text:p>1.847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3138">
                <text:p>2.131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88">
                <text:p>1.59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9633">
                <text:p>4.296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3568">
                <text:p>0.5535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7565">
                <text:p>3.275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3782">
                <text:p>4.337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9416">
                <text:p>2.394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5203">
                <text:p>6.552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0373">
                <text:p>6.703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964">
                <text:p>4.289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3713">
                <text:p>4.337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5996">
                <text:p>3.659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7531">
                <text:p>2.175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9953">
                <text:p>0.9299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3033">
                <text:p>1.330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38">
                <text:p>0.98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1335">
                <text:p>3.413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013">
                <text:p>10.40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867">
                <text:p>0.1508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599">
                <text:p>1.6959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9594">
                <text:p>3.695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7432">
                <text:p>2.374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323">
                <text:p>1.083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1031">
                <text:p>1.710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9325">
                <text:p>0.7093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4589">
                <text:p>4.145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7892">
                <text:p>1.778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5696">
                <text:p>3.256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3989">
                <text:p>0.8639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5074">
                <text:p>0.6550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1548">
                <text:p>0.1715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814">
                <text:p>0.72881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9824">
                <text:p>4.098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428">
                <text:p>0.334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0365">
                <text:p>2.303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9729">
                <text:p>0.5797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58">
                <text:p>1.05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8742">
                <text:p>2.587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9591">
                <text:p>7.195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9739">
                <text:p>2.597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2512">
                <text:p>4.925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5624">
                <text:p>9.56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2712">
                <text:p>4.227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1715">
                <text:p>2.717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239">
                <text:p>2.122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529">
                <text:p>1.35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2405">
                <text:p>0.7724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482">
                <text:p>1.354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2177">
                <text:p>3.421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44558">
                <text:p>7.445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6026">
                <text:p>1.460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7028">
                <text:p>1.970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6375">
                <text:p>0.2763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8622">
                <text:p>6.186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5843">
                <text:p>6.258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8196">
                <text:p>1.881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1225">
                <text:p>2.412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8366">
                <text:p>6.483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1573">
                <text:p>1.915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352">
                <text:p>2.93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477">
                <text:p>3.24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966">
                <text:p>10.09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8241">
                <text:p>3.182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6939">
                <text:p>5.569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8447">
                <text:p>2.284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1553">
                <text:p>1.315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0795">
                <text:p>0.2907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2573">
                <text:p>1.925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1689">
                <text:p>1.916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8003">
                <text:p>2.580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7127">
                <text:p>0.8971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4929">
                <text:p>1.049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7091">
                <text:p>4.070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6742">
                <text:p>5.767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915">
                <text:p>0.9939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9298">
                <text:p>1.792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5059">
                <text:p>1.550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3924">
                <text:p>4.639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5205">
                <text:p>0.1852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5863">
                <text:p>3.558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3958">
                <text:p>0.2139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7239">
                <text:p>0.4472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3491">
                <text:p>2.834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9013">
                <text:p>1.990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4886">
                <text:p>1.748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2147">
                <text:p>4.721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44">
                <text:p>1.44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8361">
                <text:p>1.383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97979">
                <text:p>6.979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5232">
                <text:p>3.452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8286">
                <text:p>2.382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293">
                <text:p>2.972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49">
                <text:p>2.2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2278">
                <text:p>4.922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6076">
                <text:p>0.8960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4608">
                <text:p>2.346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95074">
                <text:p>0.8950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2051">
                <text:p>2.220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8929">
                <text:p>1.989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6643">
                <text:p>3.066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4651">
                <text:p>0.8346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487">
                <text:p>1.248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0388">
                <text:p>3.703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1928">
                <text:p>3.719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2145">
                <text:p>2.621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2434">
                <text:p>2.324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16">
                <text:p>2.0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9839">
                <text:p>1.698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3985">
                <text:p>0.4939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8127">
                <text:p>2.481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147">
                <text:p>1.831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5873">
                <text:p>2.658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2947">
                <text:p>5.529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6349">
                <text:p>5.063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3936">
                <text:p>1.939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1511">
                <text:p>3.915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1842">
                <text:p>3.318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3507">
                <text:p>1.935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2367">
                <text:p>0.4223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2801">
                <text:p>1.928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978">
                <text:p>1.39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8827">
                <text:p>3.988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79777">
                <text:p>0.5797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90479">
                <text:p>0.2904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2126">
                <text:p>3.721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08919">
                <text:p>0.3089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086">
                <text:p>1.20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334">
                <text:p>5.3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89462">
                <text:p>5.894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6516">
                <text:p>3.765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8075">
                <text:p>5.180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5913">
                <text:p>2.959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0059">
                <text:p>3.600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2138">
                <text:p>2.921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2246">
                <text:p>0.9122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979">
                <text:p>0.339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2014">
                <text:p>4.5201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8704">
                <text:p>0.4387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6181">
                <text:p>0.42618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3803">
                <text:p>2.438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79728">
                <text:p>3.797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9233">
                <text:p>0.2992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741">
                <text:p>6.07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18649">
                <text:p>0.9186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6218">
                <text:p>7.062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1924">
                <text:p>0.9919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6498">
                <text:p>1.764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2953">
                <text:p>1.229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2646">
                <text:p>1.726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986">
                <text:p>1.69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70961">
                <text:p>2.709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2671">
                <text:p>1.526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474">
                <text:p>2.74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0716">
                <text:p>3.307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4029">
                <text:p>3.040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98307">
                <text:p>0.2983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59798">
                <text:p>4.597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2696">
                <text:p>2.126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0343">
                <text:p>2.303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9058">
                <text:p>5.090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05258">
                <text:p>8.052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8565">
                <text:p>1.685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01373">
                <text:p>0.6013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305">
                <text:p>1.713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3748">
                <text:p>3.937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2473">
                <text:p>1.024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86618">
                <text:p>4.866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3016">
                <text:p>1.530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5973">
                <text:p>2.459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1603">
                <text:p>1.916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5671">
                <text:p>6.356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959">
                <text:p>2.09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974">
                <text:p>0.849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0191">
                <text:p>3.101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2316">
                <text:p>2.123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54983">
                <text:p>0.9549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2804">
                <text:p>1.928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4808">
                <text:p>3.448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00566">
                <text:p>0.3005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4035">
                <text:p>1.840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7668">
                <text:p>1.276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0883">
                <text:p>6.08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3346">
                <text:p>0.1233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4545">
                <text:p>11.45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7091">
                <text:p>3.270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9212">
                <text:p>0.2092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8437">
                <text:p>1.684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1758">
                <text:p>1.217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1564">
                <text:p>2.015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5797">
                <text:p>1.657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9906">
                <text:p>5.199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4545">
                <text:p>2.245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4851">
                <text:p>2.748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8745">
                <text:p>1.787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3376">
                <text:p>6.733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4333">
                <text:p>8.143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8331">
                <text:p>0.3983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0819">
                <text:p>0.5408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7434">
                <text:p>3.174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0889">
                <text:p>2.108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3477">
                <text:p>1.134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0445">
                <text:p>0.604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03119">
                <text:p>9.031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197">
                <text:p>2.31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8294">
                <text:p>0.8482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7641">
                <text:p>3.076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0875">
                <text:p>4.908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1954">
                <text:p>1.619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9658">
                <text:p>5.496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1231">
                <text:p>1.712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65876">
                <text:p>2.658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65648">
                <text:p>5.656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973">
                <text:p>1.539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80602">
                <text:p>5.806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7764">
                <text:p>4.77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9204">
                <text:p>1.392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4234">
                <text:p>0.9342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9706">
                <text:p>4.597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2757">
                <text:p>1.727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8644">
                <text:p>5.886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3143">
                <text:p>2.931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33455">
                <text:p>0.4334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23928">
                <text:p>0.06239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22869">
                <text:p>0.5228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70607">
                <text:p>0.2706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59731">
                <text:p>7.597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71291">
                <text:p>6.712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2185">
                <text:p>0.5821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8683">
                <text:p>1.686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74727">
                <text:p>0.2747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9783">
                <text:p>1.197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7697">
                <text:p>0.3776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0678">
                <text:p>2.706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75086">
                <text:p>9.750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831">
                <text:p>0.2438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1831">
                <text:p>6.918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2338">
                <text:p>4.023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63509">
                <text:p>2.635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3473">
                <text:p>6.534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2339">
                <text:p>1.323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8052">
                <text:p>1.8052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